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3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1" table:number-columns-repeated="1015" table:default-cell-style-name="Default"/>
        <table:table-row table:style-name="ro1">
          <table:table-cell office:value-type="string">
            <text:p>Turn ID</text:p>
          </table:table-cell>
          <table:table-cell office:value-type="string">
            <text:p>Is Used For Verification</text:p>
          </table:table-cell>
          <table:table-cell office:value-type="string">
            <text:p>Trial ID</text:p>
          </table:table-cell>
          <table:table-cell office:value-type="string">
            <text:p>Unique ID</text:p>
          </table:table-cell>
          <table:table-cell office:value-type="string">
            <text:p>Utterance</text:p>
          </table:table-cell>
          <table:table-cell office:value-type="string">
            <text:p>Robot Utterance Proposed</text:p>
          </table:table-cell>
          <table:table-cell office:value-type="string">
            <text:p>Robot Utterance Without Filter</text:p>
          </table:table-cell>
          <table:table-cell office:value-type="string">
            <text:p>Robot Utterance Without Attention</text:p>
          </table:table-cell>
          <table:table-cell office:value-type="string">
            <text:p>Robot Utterance Closest To Phoebe's</text:p>
          </table:table-cell>
          <table:table-cell office:value-type="string">
            <text:p>Unique ID 2 X</text:p>
          </table:table-cell>
          <table:table-cell office:value-type="string">
            <text:p>Unique ID 2 Y</text:p>
          </table:table-cell>
          <table:table-cell office:value-type="string">
            <text:p>Unique ID 3 X</text:p>
          </table:table-cell>
          <table:table-cell office:value-type="string">
            <text:p>Unique ID 3 Y</text:p>
          </table:table-cell>
          <table:table-cell office:value-type="string">
            <text:p>Unique ID 4 X</text:p>
          </table:table-cell>
          <table:table-cell office:value-type="string">
            <text:p>Unique ID 4 Y</text:p>
          </table:table-cell>
          <table:table-cell office:value-type="string">
            <text:p>Unique ID 5 X</text:p>
          </table:table-cell>
          <table:table-cell office:value-type="string">
            <text:p>Unique ID 5 Y</text:p>
          </table:table-cell>
          <table:table-cell office:value-type="string">
            <text:p>Unique ID 6 X</text:p>
          </table:table-cell>
          <table:table-cell office:value-type="string">
            <text:p>Unique ID 6 Y</text:p>
          </table:table-cell>
          <table:table-cell office:value-type="string">
            <text:p>Unique ID 1 X</text:p>
          </table:table-cell>
          <table:table-cell office:value-type="string">
            <text:p>Unique ID 1 Y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ドア】　　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574">
            <text:p>1.574</text:p>
          </table:table-cell>
          <table:table-cell office:value-type="float" office:value="5.599">
            <text:p>5.599</text:p>
          </table:table-cell>
          <table:table-cell table:number-columns-repeated="10" office:value-type="string">
            <text:p>NULL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ドア】　　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2]-0.01667" office:value-type="float" office:value="1.55733">
            <text:p>1.55733</text:p>
          </table:table-cell>
          <table:table-cell table:formula="of:=[.K2]-0.675" office:value-type="float" office:value="4.924">
            <text:p>4.924</text:p>
          </table:table-cell>
          <table:table-cell table:number-columns-repeated="2" office:value-type="string">
            <text:p>NULL</text:p>
          </table:table-cell>
          <table:table-cell office:value-type="float" office:value="0.924">
            <text:p>0.924</text:p>
          </table:table-cell>
          <table:table-cell office:value-type="float" office:value="4.949">
            <text:p>4.949</text:p>
          </table:table-cell>
          <table:table-cell table:number-columns-repeated="4" office:value-type="string">
            <text:p>NULL</text:p>
          </table:table-cell>
          <table:table-cell office:value-type="float" office:value="-4.276">
            <text:p>-4.276</text:p>
          </table:table-cell>
          <table:table-cell office:value-type="float" office:value="-4.951">
            <text:p>-4.951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ドア】　　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3]-0.01667" office:value-type="float" office:value="1.54066">
            <text:p>1.54066</text:p>
          </table:table-cell>
          <table:table-cell table:formula="of:=[.K3]-0.675" office:value-type="float" office:value="4.249">
            <text:p>4.249</text:p>
          </table:table-cell>
          <table:table-cell table:number-columns-repeated="2" office:value-type="string">
            <text:p>NULL</text:p>
          </table:table-cell>
          <table:table-cell table:formula="of:=[.N3]-0.65" office:value-type="float" office:value="0.274">
            <text:p>0.274</text:p>
          </table:table-cell>
          <table:table-cell table:formula="of:=[.O3]-1.95" office:value-type="float" office:value="2.999">
            <text:p>2.999</text:p>
          </table:table-cell>
          <table:table-cell office:value-type="float" office:value="1.374">
            <text:p>1.374</text:p>
          </table:table-cell>
          <table:table-cell office:value-type="float" office:value="4.749">
            <text:p>4.749</text:p>
          </table:table-cell>
          <table:table-cell table:number-columns-repeated="2" office:value-type="string">
            <text:p>NULL</text:p>
          </table:table-cell>
          <table:table-cell table:formula="of:=[.T3]+0.4667" office:value-type="float" office:value="-3.8093">
            <text:p>-3.8093</text:p>
          </table:table-cell>
          <table:table-cell table:formula="of:=[.U3]+0.3667" office:value-type="float" office:value="-4.5843">
            <text:p>-4.5843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ドア➝ソニー】　　こんにちは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4]-0.01667" office:value-type="float" office:value="1.52399">
            <text:p>1.52399</text:p>
          </table:table-cell>
          <table:table-cell table:formula="of:=[.K4]-0.675" office:value-type="float" office:value="3.574">
            <text:p>3.574</text:p>
          </table:table-cell>
          <table:table-cell table:number-columns-repeated="2" office:value-type="string">
            <text:p>NULL</text:p>
          </table:table-cell>
          <table:table-cell office:value-type="float" office:value="-0.376">
            <text:p>-0.376</text:p>
          </table:table-cell>
          <table:table-cell office:value-type="float" office:value="1.049">
            <text:p>1.049</text:p>
          </table:table-cell>
          <table:table-cell table:formula="of:=[.P4]+0.667" office:value-type="float" office:value="2.041">
            <text:p>2.041</text:p>
          </table:table-cell>
          <table:table-cell table:formula="of:=[.Q4]-0.41667" office:value-type="float" office:value="4.33233">
            <text:p>4.33233</text:p>
          </table:table-cell>
          <table:table-cell table:number-columns-repeated="2" office:value-type="string">
            <text:p>NULL</text:p>
          </table:table-cell>
          <table:table-cell table:formula="of:=[.T4]+0.4667" office:value-type="float" office:value="-3.3426">
            <text:p>-3.3426</text:p>
          </table:table-cell>
          <table:table-cell table:formula="of:=[.U4]+0.3667" office:value-type="float" office:value="-4.2176">
            <text:p>-4.217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カウンタ】　　いらっしゃいませお客様ご来店ありがとうございま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5]-0.01667" office:value-type="float" office:value="1.50732">
            <text:p>1.50732</text:p>
          </table:table-cell>
          <table:table-cell table:formula="of:=[.K5]-0.675" office:value-type="float" office:value="2.899">
            <text:p>2.899</text:p>
          </table:table-cell>
          <table:table-cell table:number-columns-repeated="2" office:value-type="string">
            <text:p>NULL</text:p>
          </table:table-cell>
          <table:table-cell table:formula="of:=[.N5]+0.207" office:value-type="float" office:value="-0.169">
            <text:p>-0.169</text:p>
          </table:table-cell>
          <table:table-cell table:formula="of:=[.O5]-0.221" office:value-type="float" office:value="0.828">
            <text:p>0.828</text:p>
          </table:table-cell>
          <table:table-cell table:formula="of:=[.P5]+0.667" office:value-type="float" office:value="2.708">
            <text:p>2.708</text:p>
          </table:table-cell>
          <table:table-cell table:formula="of:=[.Q5]-0.41667" office:value-type="float" office:value="3.91566">
            <text:p>3.91566</text:p>
          </table:table-cell>
          <table:table-cell table:number-columns-repeated="2" office:value-type="string">
            <text:p>NULL</text:p>
          </table:table-cell>
          <table:table-cell office:value-type="float" office:value="-2.876">
            <text:p>-2.876</text:p>
          </table:table-cell>
          <table:table-cell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ドア】　　カメラを買うの？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6]-0.01667" office:value-type="float" office:value="1.49065">
            <text:p>1.49065</text:p>
          </table:table-cell>
          <table:table-cell table:formula="of:=[.K6]-0.675" office:value-type="float" office:value="2.224">
            <text:p>2.224</text:p>
          </table:table-cell>
          <table:table-cell table:number-columns-repeated="2" office:value-type="string">
            <text:p>NULL</text:p>
          </table:table-cell>
          <table:table-cell table:formula="of:=[.N6]+0.207" office:value-type="float" office:value="0.038">
            <text:p>0.038</text:p>
          </table:table-cell>
          <table:table-cell table:formula="of:=[.O6]-0.221" office:value-type="float" office:value="0.607">
            <text:p>0.607</text:p>
          </table:table-cell>
          <table:table-cell office:value-type="float" office:value="1.574">
            <text:p>1.574</text:p>
          </table:table-cell>
          <table:table-cell office:value-type="float" office:value="3.499">
            <text:p>3.499</text:p>
          </table:table-cell>
          <table:table-cell table:number-columns-repeated="2" office:value-type="string">
            <text:p>NULL</text:p>
          </table:table-cell>
          <table:table-cell table:formula="of:=[.T6]+0.26" office:value-type="float" office:value="-2.616">
            <text:p>-2.616</text:p>
          </table:table-cell>
          <table:table-cell table:formula="of:=[.U6]"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ドア➝キャノン】　　うん、将来旅行に行くので、家族の写真を色々撮りたい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74">
            <text:p>1.474</text:p>
          </table:table-cell>
          <table:table-cell office:value-type="float" office:value="1.549">
            <text:p>1.549</text:p>
          </table:table-cell>
          <table:table-cell table:number-columns-repeated="2" office:value-type="string">
            <text:p>NULL</text:p>
          </table:table-cell>
          <table:table-cell table:formula="of:=[.N7]+0.207" office:value-type="float" office:value="0.245">
            <text:p>0.245</text:p>
          </table:table-cell>
          <table:table-cell table:formula="of:=[.O7]-0.221" office:value-type="float" office:value="0.386">
            <text:p>0.386</text:p>
          </table:table-cell>
          <table:table-cell table:formula="of:=([.P7]+[.P9])/2" office:value-type="float" office:value="1.699">
            <text:p>1.699</text:p>
          </table:table-cell>
          <table:table-cell table:formula="of:=([.Q7]+[.Q9])/2" office:value-type="float" office:value="2.624">
            <text:p>2.624</text:p>
          </table:table-cell>
          <table:table-cell table:number-columns-repeated="2" office:value-type="string">
            <text:p>NULL</text:p>
          </table:table-cell>
          <table:table-cell table:formula="of:=[.T7]+0.26" office:value-type="float" office:value="-2.356">
            <text:p>-2.356</text:p>
          </table:table-cell>
          <table:table-cell table:formula="of:=[.U7]"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キャノン】　　じゃあ、こちらにあるキャノンのカメラを見ようか？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8]-0.0541667" office:value-type="float" office:value="1.4198333">
            <text:p>1.4198333</text:p>
          </table:table-cell>
          <table:table-cell table:formula="of:=[.K8]-0.2625" office:value-type="float" office:value="1.2865">
            <text:p>1.2865</text:p>
          </table:table-cell>
          <table:table-cell table:number-columns-repeated="2" office:value-type="string">
            <text:p>NULL</text:p>
          </table:table-cell>
          <table:table-cell table:formula="of:=[.N8]+0.207" office:value-type="float" office:value="0.452">
            <text:p>0.452</text:p>
          </table:table-cell>
          <table:table-cell table:formula="of:=[.O8]-0.221" office:value-type="float" office:value="0.165">
            <text:p>0.165</text:p>
          </table:table-cell>
          <table:table-cell office:value-type="float" office:value="1.824">
            <text:p>1.824</text:p>
          </table:table-cell>
          <table:table-cell office:value-type="float" office:value="1.749">
            <text:p>1.749</text:p>
          </table:table-cell>
          <table:table-cell table:number-columns-repeated="2" office:value-type="string">
            <text:p>NULL</text:p>
          </table:table-cell>
          <table:table-cell table:formula="of:=[.T8]+0.26" office:value-type="float" office:value="-2.096">
            <text:p>-2.096</text:p>
          </table:table-cell>
          <table:table-cell table:formula="of:=[.U8]"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ドア】　　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9]-0.0541667" office:value-type="float" office:value="1.3656666">
            <text:p>1.3656666</text:p>
          </table:table-cell>
          <table:table-cell table:formula="of:=[.K9]-0.2625" office:value-type="float" office:value="1.024">
            <text:p>1.024</text:p>
          </table:table-cell>
          <table:table-cell office:value-type="float" office:value="2.374">
            <text:p>2.374</text:p>
          </table:table-cell>
          <table:table-cell office:value-type="float" office:value="4.699">
            <text:p>4.699</text:p>
          </table:table-cell>
          <table:table-cell table:formula="of:=[.N9]+0.207" office:value-type="float" office:value="0.659">
            <text:p>0.659</text:p>
          </table:table-cell>
          <table:table-cell table:formula="of:=[.O9]-0.221" office:value-type="float" office:value="-0.056">
            <text:p>-0.056</text:p>
          </table:table-cell>
          <table:table-cell table:formula="of:=[.P9]+0.03889" office:value-type="float" office:value="1.86289">
            <text:p>1.86289</text:p>
          </table:table-cell>
          <table:table-cell table:formula="of:=[.Q9]-0.2556" office:value-type="float" office:value="1.4934">
            <text:p>1.4934</text:p>
          </table:table-cell>
          <table:table-cell table:number-columns-repeated="2" office:value-type="string">
            <text:p>NULL</text:p>
          </table:table-cell>
          <table:table-cell table:formula="of:=[.T9]+0.26" office:value-type="float" office:value="-1.836">
            <text:p>-1.836</text:p>
          </table:table-cell>
          <table:table-cell table:formula="of:=[.U9]"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カウンタ】　　いらっしゃいま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0]-0.0541667" office:value-type="float" office:value="1.3114999">
            <text:p>1.3114999</text:p>
          </table:table-cell>
          <table:table-cell table:formula="of:=[.K10]-0.2625" office:value-type="float" office:value="0.7615">
            <text:p>0.7615</text:p>
          </table:table-cell>
          <table:table-cell table:formula="of:=[.L10]-1.0375" office:value-type="float" office:value="1.3365">
            <text:p>1.3365</text:p>
          </table:table-cell>
          <table:table-cell table:formula="of:=[.M10]-2.0875" office:value-type="float" office:value="2.6115">
            <text:p>2.6115</text:p>
          </table:table-cell>
          <table:table-cell table:formula="of:=[.N10]+0.207" office:value-type="float" office:value="0.866">
            <text:p>0.866</text:p>
          </table:table-cell>
          <table:table-cell table:formula="of:=[.O10]-0.221" office:value-type="float" office:value="-0.277">
            <text:p>-0.277</text:p>
          </table:table-cell>
          <table:table-cell table:formula="of:=[.P10]+0.03889" office:value-type="float" office:value="1.90178">
            <text:p>1.90178</text:p>
          </table:table-cell>
          <table:table-cell table:formula="of:=[.Q10]-0.2556" office:value-type="float" office:value="1.2378">
            <text:p>1.2378</text:p>
          </table:table-cell>
          <table:table-cell table:number-columns-repeated="2" office:value-type="string">
            <text:p>NULL</text:p>
          </table:table-cell>
          <table:table-cell office:value-type="float" office:value="-1.576">
            <text:p>-1.576</text:p>
          </table:table-cell>
          <table:table-cell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キャノン】　　私もうキャノンのカメラを持っているので、ちょっとほかのカメラを見に行く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1]-0.0541667" office:value-type="float" office:value="1.2573332">
            <text:p>1.2573332</text:p>
          </table:table-cell>
          <table:table-cell table:formula="of:=[.K11]-0.2625" office:value-type="float" office:value="0.499">
            <text:p>0.499</text:p>
          </table:table-cell>
          <table:table-cell table:formula="of:=[.L11]-1.0375" office:value-type="float" office:value="0.299">
            <text:p>0.299</text:p>
          </table:table-cell>
          <table:table-cell table:formula="of:=[.M11]-2.0875" office:value-type="float" office:value="0.524">
            <text:p>0.524</text:p>
          </table:table-cell>
          <table:table-cell office:value-type="float" office:value="1.074">
            <text:p>1.074</text:p>
          </table:table-cell>
          <table:table-cell office:value-type="float" office:value="-0.501">
            <text:p>-0.501</text:p>
          </table:table-cell>
          <table:table-cell table:formula="of:=[.P11]+0.03889" office:value-type="float" office:value="1.94067">
            <text:p>1.94067</text:p>
          </table:table-cell>
          <table:table-cell table:formula="of:=[.Q11]-0.2556" office:value-type="float" office:value="0.9822">
            <text:p>0.9822</text:p>
          </table:table-cell>
          <table:table-cell table:number-columns-repeated="2" office:value-type="string">
            <text:p>NULL</text:p>
          </table:table-cell>
          <table:table-cell table:formula="of:=[.T11]-0.4625" office:value-type="float" office:value="-2.0385">
            <text:p>-2.0385</text:p>
          </table:table-cell>
          <table:table-cell table:formula="of:=[.U11]+0.025" office:value-type="float" office:value="-3.826">
            <text:p>-3.826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キャノン➝ソニー】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2]-0.0541667" office:value-type="float" office:value="1.2031665">
            <text:p>1.2031665</text:p>
          </table:table-cell>
          <table:table-cell table:formula="of:=[.K12]-0.2625" office:value-type="float" office:value="0.2365">
            <text:p>0.2365</text:p>
          </table:table-cell>
          <table:table-cell table:formula="of:=[.L12]-1.0375" office:value-type="float" office:value="-0.7385">
            <text:p>-0.7385</text:p>
          </table:table-cell>
          <table:table-cell table:formula="of:=[.M12]-2.0875" office:value-type="float" office:value="-1.5635">
            <text:p>-1.5635</text:p>
          </table:table-cell>
          <table:table-cell office:value-type="float" office:value="1.374">
            <text:p>1.374</text:p>
          </table:table-cell>
          <table:table-cell office:value-type="float" office:value="-4.951">
            <text:p>-4.951</text:p>
          </table:table-cell>
          <table:table-cell table:formula="of:=[.P12]+0.03889" office:value-type="float" office:value="1.97956">
            <text:p>1.97956</text:p>
          </table:table-cell>
          <table:table-cell table:formula="of:=[.Q12]-0.2556" office:value-type="float" office:value="0.7266">
            <text:p>0.7266</text:p>
          </table:table-cell>
          <table:table-cell table:number-columns-repeated="2" office:value-type="string">
            <text:p>NULL</text:p>
          </table:table-cell>
          <table:table-cell table:formula="of:=[.T12]-0.4625" office:value-type="float" office:value="-2.501">
            <text:p>-2.501</text:p>
          </table:table-cell>
          <table:table-cell table:formula="of:=[.U12]+0.025" office:value-type="float" office:value="-3.801">
            <text:p>-3.801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ドア➝真ん中】　　すみません、私は風景の写真を撮るのが好きので、何かおすすめのカメラあありますか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3]-0.0541667" office:value-type="float" office:value="1.1489998">
            <text:p>1.1489998</text:p>
          </table:table-cell>
          <table:table-cell table:formula="of:=[.K13]-0.2625" office:value-type="float" office:value="-0.026">
            <text:p>-0.026</text:p>
          </table:table-cell>
          <table:table-cell office:value-type="float" office:value="-1.776">
            <text:p>-1.776</text:p>
          </table:table-cell>
          <table:table-cell office:value-type="float" office:value="-3.651">
            <text:p>-3.651</text:p>
          </table:table-cell>
          <table:table-cell table:formula="of:=[.N13]-0.3778" office:value-type="float" office:value="0.9962">
            <text:p>0.9962</text:p>
          </table:table-cell>
          <table:table-cell table:formula="of:=[.O13]-0.3778" office:value-type="float" office:value="-5.3288">
            <text:p>-5.3288</text:p>
          </table:table-cell>
          <table:table-cell table:formula="of:=[.P13]+0.03889" office:value-type="float" office:value="2.01845">
            <text:p>2.01845</text:p>
          </table:table-cell>
          <table:table-cell table:formula="of:=[.Q13]-0.2556" office:value-type="float" office:value="0.471">
            <text:p>0.471</text:p>
          </table:table-cell>
          <table:table-cell table:number-columns-repeated="2" office:value-type="string">
            <text:p>NULL</text:p>
          </table:table-cell>
          <table:table-cell table:formula="of:=[.T13]-0.4625" office:value-type="float" office:value="-2.9635">
            <text:p>-2.9635</text:p>
          </table:table-cell>
          <table:table-cell table:formula="of:=[.U13]+0.025" office:value-type="float" office:value="-3.776">
            <text:p>-3.77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カウンター】　　いらっしゃいませ風景の写真でしたらソニーのカメラを進め致しま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4]-0.0541667" office:value-type="float" office:value="1.0948331">
            <text:p>1.0948331</text:p>
          </table:table-cell>
          <table:table-cell table:formula="of:=[.K14]-0.2625" office:value-type="float" office:value="-0.2885">
            <text:p>-0.2885</text:p>
          </table:table-cell>
          <table:table-cell table:formula="of:=[.L14]+0.13" office:value-type="float" office:value="-1.646">
            <text:p>-1.646</text:p>
          </table:table-cell>
          <table:table-cell table:formula="of:=[.M14]-0.52" office:value-type="float" office:value="-4.171">
            <text:p>-4.171</text:p>
          </table:table-cell>
          <table:table-cell table:formula="of:=[.N14]-0.3778" office:value-type="float" office:value="0.6184">
            <text:p>0.6184</text:p>
          </table:table-cell>
          <table:table-cell table:formula="of:=[.O14]-0.3778" office:value-type="float" office:value="-5.7066">
            <text:p>-5.7066</text:p>
          </table:table-cell>
          <table:table-cell table:formula="of:=[.P14]+0.03889" office:value-type="float" office:value="2.05734">
            <text:p>2.05734</text:p>
          </table:table-cell>
          <table:table-cell table:formula="of:=[.Q14]-0.2556" office:value-type="float" office:value="0.2154">
            <text:p>0.2154</text:p>
          </table:table-cell>
          <table:table-cell table:number-columns-repeated="2" office:value-type="string">
            <text:p>NULL</text:p>
          </table:table-cell>
          <table:table-cell office:value-type="float" office:value="-3.426">
            <text:p>-3.426</text:p>
          </table:table-cell>
          <table:table-cell office:value-type="float" office:value="-3.751">
            <text:p>-3.751</text:p>
          </table:table-cell>
          <table:table-cell table:number-columns-repeated="100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Action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5]-0.0541667" office:value-type="float" office:value="1.0406664">
            <text:p>1.0406664</text:p>
          </table:table-cell>
          <table:table-cell table:formula="of:=[.K15]-0.2625" office:value-type="float" office:value="-0.551">
            <text:p>-0.551</text:p>
          </table:table-cell>
          <table:table-cell table:formula="of:=[.L15]+0.13" office:value-type="float" office:value="-1.516">
            <text:p>-1.516</text:p>
          </table:table-cell>
          <table:table-cell table:formula="of:=[.M15]-0.52" office:value-type="float" office:value="-4.691">
            <text:p>-4.691</text:p>
          </table:table-cell>
          <table:table-cell table:formula="of:=[.N15]-0.3778" office:value-type="float" office:value="0.2406">
            <text:p>0.2406</text:p>
          </table:table-cell>
          <table:table-cell table:formula="of:=[.O15]-0.3778" office:value-type="float" office:value="-6.0844">
            <text:p>-6.0844</text:p>
          </table:table-cell>
          <table:table-cell table:formula="of:=[.P15]+0.03889" office:value-type="float" office:value="2.09623">
            <text:p>2.09623</text:p>
          </table:table-cell>
          <table:table-cell table:formula="of:=[.Q15]-0.2556" office:value-type="float" office:value="-0.0402000000000001">
            <text:p>-0.0402</text:p>
          </table:table-cell>
          <table:table-cell table:number-columns-repeated="2" office:value-type="string">
            <text:p>NULL</text:p>
          </table:table-cell>
          <table:table-cell table:formula="of:=([.T15]+[.T17])/2" office:value-type="float" office:value="-2.676">
            <text:p>-2.676</text:p>
          </table:table-cell>
          <table:table-cell table:formula="of:=([.U15]+[.U17])/2" office:value-type="float" office:value="-4.801">
            <text:p>-4.80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ソニー】　　こちらへどうぞ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6]-0.0541667" office:value-type="float" office:value="0.986499700000001">
            <text:p>0.9864997</text:p>
          </table:table-cell>
          <table:table-cell table:formula="of:=[.K16]-0.2625" office:value-type="float" office:value="-0.8135">
            <text:p>-0.8135</text:p>
          </table:table-cell>
          <table:table-cell table:formula="of:=[.L16]+0.13" office:value-type="float" office:value="-1.386">
            <text:p>-1.386</text:p>
          </table:table-cell>
          <table:table-cell table:formula="of:=[.M16]-0.52" office:value-type="float" office:value="-5.211">
            <text:p>-5.211</text:p>
          </table:table-cell>
          <table:table-cell table:formula="of:=[.N16]-0.3778" office:value-type="float" office:value="-0.1372">
            <text:p>-0.1372</text:p>
          </table:table-cell>
          <table:table-cell table:formula="of:=[.O16]-0.3778" office:value-type="float" office:value="-6.4622">
            <text:p>-6.4622</text:p>
          </table:table-cell>
          <table:table-cell table:formula="of:=[.P16]+0.03889" office:value-type="float" office:value="2.13512">
            <text:p>2.13512</text:p>
          </table:table-cell>
          <table:table-cell table:formula="of:=[.Q16]-0.2556" office:value-type="float" office:value="-0.2958">
            <text:p>-0.2958</text:p>
          </table:table-cell>
          <table:table-cell table:number-columns-repeated="2" office:value-type="string">
            <text:p>NULL</text:p>
          </table:table-cell>
          <table:table-cell office:value-type="float" office:value="-1.926">
            <text:p>-1.926</text:p>
          </table:table-cell>
          <table:table-cell office:value-type="float" office:value="-5.851">
            <text:p>-5.851</text:p>
          </table:table-cell>
          <table:table-cell table:number-columns-repeated="1003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キャノン】　　重そうだね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7]-0.0541667" office:value-type="float" office:value="0.932333000000001">
            <text:p>0.932333</text:p>
          </table:table-cell>
          <table:table-cell table:formula="of:=[.K17]-0.2625" office:value-type="float" office:value="-1.076">
            <text:p>-1.076</text:p>
          </table:table-cell>
          <table:table-cell table:formula="of:=[.L17]+0.13" office:value-type="float" office:value="-1.256">
            <text:p>-1.256</text:p>
          </table:table-cell>
          <table:table-cell table:formula="of:=[.M17]-0.52" office:value-type="float" office:value="-5.731">
            <text:p>-5.731</text:p>
          </table:table-cell>
          <table:table-cell table:formula="of:=[.N17]-0.3778" office:value-type="float" office:value="-0.515">
            <text:p>-0.515</text:p>
          </table:table-cell>
          <table:table-cell table:formula="of:=[.O17]-0.3778" office:value-type="float" office:value="-6.84">
            <text:p>-6.84</text:p>
          </table:table-cell>
          <table:table-cell office:value-type="float" office:value="2.174">
            <text:p>2.174</text:p>
          </table:table-cell>
          <table:table-cell office:value-type="float" office:value="-0.551">
            <text:p>-0.551</text:p>
          </table:table-cell>
          <table:table-cell table:number-columns-repeated="2" office:value-type="string">
            <text:p>NULL</text:p>
          </table:table-cell>
          <table:table-cell table:formula="of:=[.T17]+0.1" office:value-type="float" office:value="-1.826">
            <text:p>-1.826</text:p>
          </table:table-cell>
          <table:table-cell office:value-type="float" office:value="-6">
            <text:p>-6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真ん中➝ソニー】　住めたしますこちらへどうぞお願いしま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8]-0.0541667" office:value-type="float" office:value="0.878166300000001">
            <text:p>0.8781663</text:p>
          </table:table-cell>
          <table:table-cell table:formula="of:=[.K18]-0.2625" office:value-type="float" office:value="-1.3385">
            <text:p>-1.3385</text:p>
          </table:table-cell>
          <table:table-cell office:value-type="float" office:value="-1.126">
            <text:p>-1.126</text:p>
          </table:table-cell>
          <table:table-cell office:value-type="float" office:value="-6.251">
            <text:p>-6.251</text:p>
          </table:table-cell>
          <table:table-cell table:formula="of:=[.N18]-0.3778" office:value-type="float" office:value="-0.8928">
            <text:p>-0.8928</text:p>
          </table:table-cell>
          <table:table-cell table:formula="of:=[.O18]-0.3778" office:value-type="float" office:value="-7.2178">
            <text:p>-7.2178</text:p>
          </table:table-cell>
          <table:table-cell table:formula="of:=[.P18]-0.3722" office:value-type="float" office:value="1.8018">
            <text:p>1.8018</text:p>
          </table:table-cell>
          <table:table-cell table:formula="of:=[.Q18]+0.3" office:value-type="float" office:value="-0.251">
            <text:p>-0.251</text:p>
          </table:table-cell>
          <table:table-cell table:number-columns-repeated="2" office:value-type="string">
            <text:p>NULL</text:p>
          </table:table-cell>
          <table:table-cell table:formula="of:=[.T18]+0.1" office:value-type="float" office:value="-1.726">
            <text:p>-1.726</text:p>
          </table:table-cell>
          <table:table-cell table:formula="of:=[.U18]-0.3875" office:value-type="float" office:value="-6.3875">
            <text:p>-6.3875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キャノン】　　改装とはどうかなあ？人を撮るために高解像度が必要だ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824">
            <text:p>0.824</text:p>
          </table:table-cell>
          <table:table-cell office:value-type="float" office:value="-1.601">
            <text:p>-1.601</text:p>
          </table:table-cell>
          <table:table-cell table:formula="of:=[.L19]+0.105" office:value-type="float" office:value="-1.021">
            <text:p>-1.021</text:p>
          </table:table-cell>
          <table:table-cell table:formula="of:=[.M19]-0.205" office:value-type="float" office:value="-6.456">
            <text:p>-6.456</text:p>
          </table:table-cell>
          <table:table-cell table:formula="of:=[.N19]-0.3778" office:value-type="float" office:value="-1.2706">
            <text:p>-1.2706</text:p>
          </table:table-cell>
          <table:table-cell table:formula="of:=[.O19]-0.3778" office:value-type="float" office:value="-7.5956">
            <text:p>-7.5956</text:p>
          </table:table-cell>
          <table:table-cell table:formula="of:=[.P19]-0.3722" office:value-type="float" office:value="1.4296">
            <text:p>1.4296</text:p>
          </table:table-cell>
          <table:table-cell table:formula="of:=[.Q19]+0.3" office:value-type="float" office:value="0.049">
            <text:p>0.049</text:p>
          </table:table-cell>
          <table:table-cell table:number-columns-repeated="2" office:value-type="string">
            <text:p>NULL</text:p>
          </table:table-cell>
          <table:table-cell table:formula="of:=[.T19]+0.1" office:value-type="float" office:value="-1.626">
            <text:p>-1.626</text:p>
          </table:table-cell>
          <table:table-cell table:formula="of:=[.U19]-0.3875" office:value-type="float" office:value="-6.775">
            <text:p>-6.77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ソニー】　　失礼いたします。ご一緒に説明させていただきま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20]+0.2667" office:value-type="float" office:value="1.0907">
            <text:p>1.0907</text:p>
          </table:table-cell>
          <table:table-cell table:formula="of:=[.K20]-0.1667" office:value-type="float" office:value="-1.7677">
            <text:p>-1.7677</text:p>
          </table:table-cell>
          <table:table-cell table:formula="of:=[.L20]+0.105" office:value-type="float" office:value="-0.916">
            <text:p>-0.916</text:p>
          </table:table-cell>
          <table:table-cell table:formula="of:=[.M20]-0.205" office:value-type="float" office:value="-6.661">
            <text:p>-6.661</text:p>
          </table:table-cell>
          <table:table-cell table:formula="of:=[.N20]-0.3778" office:value-type="float" office:value="-1.6484">
            <text:p>-1.6484</text:p>
          </table:table-cell>
          <table:table-cell table:formula="of:=[.O20]-0.3778" office:value-type="float" office:value="-7.9734">
            <text:p>-7.9734</text:p>
          </table:table-cell>
          <table:table-cell table:formula="of:=[.P20]-0.3722" office:value-type="float" office:value="1.0574">
            <text:p>1.0574</text:p>
          </table:table-cell>
          <table:table-cell table:formula="of:=[.Q20]+0.3" office:value-type="float" office:value="0.349">
            <text:p>0.349</text:p>
          </table:table-cell>
          <table:table-cell table:number-columns-repeated="2" office:value-type="string">
            <text:p>NULL</text:p>
          </table:table-cell>
          <table:table-cell office:value-type="float" office:value="-1.526">
            <text:p>-1.526</text:p>
          </table:table-cell>
          <table:table-cell office:value-type="float" office:value="-7.401">
            <text:p>-7.401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ソニー】　　ありがとうございます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21]+0.2667" office:value-type="float" office:value="1.3574">
            <text:p>1.3574</text:p>
          </table:table-cell>
          <table:table-cell table:formula="of:=[.K21]-0.1667" office:value-type="float" office:value="-1.9344">
            <text:p>-1.9344</text:p>
          </table:table-cell>
          <table:table-cell table:formula="of:=[.L21]+0.105" office:value-type="float" office:value="-0.811">
            <text:p>-0.811</text:p>
          </table:table-cell>
          <table:table-cell table:formula="of:=[.M21]-0.205" office:value-type="float" office:value="-6.866">
            <text:p>-6.866</text:p>
          </table:table-cell>
          <table:table-cell office:value-type="float" office:value="-2.026">
            <text:p>-2.026</text:p>
          </table:table-cell>
          <table:table-cell office:value-type="float" office:value="-8.351">
            <text:p>-8.351</text:p>
          </table:table-cell>
          <table:table-cell table:formula="of:=[.P21]-0.3722" office:value-type="float" office:value="0.6852">
            <text:p>0.6852</text:p>
          </table:table-cell>
          <table:table-cell table:formula="of:=[.Q21]+0.3" office:value-type="float" office:value="0.649">
            <text:p>0.649</text:p>
          </table:table-cell>
          <table:table-cell table:number-columns-repeated="2" office:value-type="string">
            <text:p>NULL</text:p>
          </table:table-cell>
          <table:table-cell office:value-type="float" office:value="-1.526">
            <text:p>-1.526</text:p>
          </table:table-cell>
          <table:table-cell office:value-type="float" office:value="-7.401">
            <text:p>-7.401</text:p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キャノン】　　店員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624">
            <text:p>1.624</text:p>
          </table:table-cell>
          <table:table-cell office:value-type="float" office:value="-2.101">
            <text:p>-2.101</text:p>
          </table:table-cell>
          <table:table-cell table:formula="of:=[.L22]+0.105" office:value-type="float" office:value="-0.706">
            <text:p>-0.706</text:p>
          </table:table-cell>
          <table:table-cell table:formula="of:=[.M22]-0.205" office:value-type="float" office:value="-7.071">
            <text:p>-7.071</text:p>
          </table:table-cell>
          <table:table-cell office:value-type="float" office:value="-2.026">
            <text:p>-2.026</text:p>
          </table:table-cell>
          <table:table-cell office:value-type="float" office:value="-8.8">
            <text:p>-8.8</text:p>
          </table:table-cell>
          <table:table-cell table:formula="of:=[.P22]-0.3722" office:value-type="float" office:value="0.313">
            <text:p>0.313</text:p>
          </table:table-cell>
          <table:table-cell table:formula="of:=[.Q22]+0.3" office:value-type="float" office:value="0.949">
            <text:p>0.949</text:p>
          </table:table-cell>
          <table:table-cell table:number-columns-repeated="2" office:value-type="string">
            <text:p>NULL</text:p>
          </table:table-cell>
          <table:table-cell office:value-type="float" office:value="-1.526">
            <text:p>-1.526</text:p>
          </table:table-cell>
          <table:table-cell office:value-type="float" office:value="-7.401">
            <text:p>-7.401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カウンター】　　こちらはソニーアルファーa６０００で、解像度が２４．０メガピクセルで撮影モードがついているカメラでございます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23]-0.72" office:value-type="float" office:value="0.904">
            <text:p>0.904</text:p>
          </table:table-cell>
          <table:table-cell table:formula="of:=[.K23]+0.97" office:value-type="float" office:value="-1.131">
            <text:p>-1.131</text:p>
          </table:table-cell>
          <table:table-cell table:formula="of:=[.L23]+0.105" office:value-type="float" office:value="-0.601">
            <text:p>-0.601</text:p>
          </table:table-cell>
          <table:table-cell table:formula="of:=[.M23]-0.205" office:value-type="float" office:value="-7.276">
            <text:p>-7.276</text:p>
          </table:table-cell>
          <table:table-cell office:value-type="float" office:value="-2.026">
            <text:p>-2.026</text:p>
          </table:table-cell>
          <table:table-cell office:value-type="float" office:value="-8.951">
            <text:p>-8.951</text:p>
          </table:table-cell>
          <table:table-cell table:formula="of:=[.P23]-0.3722" office:value-type="float" office:value="-0.0592000000000005">
            <text:p>-0.0592</text:p>
          </table:table-cell>
          <table:table-cell table:formula="of:=[.Q23]+0.3" office:value-type="float" office:value="1.249">
            <text:p>1.249</text:p>
          </table:table-cell>
          <table:table-cell table:number-columns-repeated="2" office:value-type="string">
            <text:p>NULL</text:p>
          </table:table-cell>
          <table:table-cell office:value-type="float" office:value="-1.526">
            <text:p>-1.526</text:p>
          </table:table-cell>
          <table:table-cell office:value-type="float" office:value="-7.401">
            <text:p>-7.401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キャノン➝ニコン】　そうね、あちらにあるカメラを一回見ようか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24]-0.72" office:value-type="float" office:value="0.184">
            <text:p>0.184</text:p>
          </table:table-cell>
          <table:table-cell table:formula="of:=[.K24]+0.97" office:value-type="float" office:value="-0.161">
            <text:p>-0.161</text:p>
          </table:table-cell>
          <table:table-cell table:formula="of:=[.L24]+0.105" office:value-type="float" office:value="-0.496">
            <text:p>-0.496</text:p>
          </table:table-cell>
          <table:table-cell table:formula="of:=[.M24]-0.205" office:value-type="float" office:value="-7.481">
            <text:p>-7.481</text:p>
          </table:table-cell>
          <table:table-cell table:number-columns-repeated="2" office:value-type="string">
            <text:p>NULL</text:p>
          </table:table-cell>
          <table:table-cell office:value-type="float" office:value="-1.176">
            <text:p>-1.176</text:p>
          </table:table-cell>
          <table:table-cell office:value-type="float" office:value="2.149">
            <text:p>2.149</text:p>
          </table:table-cell>
          <table:table-cell table:number-columns-repeated="2" office:value-type="string">
            <text:p>NULL</text:p>
          </table:table-cell>
          <table:table-cell table:formula="of:=[.T24]+0.2" office:value-type="float" office:value="-1.326">
            <text:p>-1.326</text:p>
          </table:table-cell>
          <table:table-cell table:formula="of:=[.U24]+0.01667" office:value-type="float" office:value="-7.38433">
            <text:p>-7.38433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いない】　　撮影モードとってどんあ昨日ですか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25]-0.72" office:value-type="float" office:value="-0.536">
            <text:p>-0.536</text:p>
          </table:table-cell>
          <table:table-cell table:formula="of:=[.K25]+0.97" office:value-type="float" office:value="0.809">
            <text:p>0.809</text:p>
          </table:table-cell>
          <table:table-cell table:formula="of:=[.L25]+0.105" office:value-type="float" office:value="-0.391">
            <text:p>-0.391</text:p>
          </table:table-cell>
          <table:table-cell table:formula="of:=[.M25]-0.205" office:value-type="float" office:value="-7.686">
            <text:p>-7.686</text:p>
          </table:table-cell>
          <table:table-cell table:number-columns-repeated="2" office:value-type="string">
            <text:p>NULL</text:p>
          </table:table-cell>
          <table:table-cell table:formula="of:=[.P25]-0.333" office:value-type="float" office:value="-1.509">
            <text:p>-1.509</text:p>
          </table:table-cell>
          <table:table-cell table:formula="of:=[.Q25]+0.6333" office:value-type="float" office:value="2.7823">
            <text:p>2.7823</text:p>
          </table:table-cell>
          <table:table-cell table:number-columns-repeated="2" office:value-type="string">
            <text:p>NULL</text:p>
          </table:table-cell>
          <table:table-cell table:formula="of:=[.T25]+0.2" office:value-type="float" office:value="-1.126">
            <text:p>-1.126</text:p>
          </table:table-cell>
          <table:table-cell table:formula="of:=[.U25]+0.01667" office:value-type="float" office:value="-7.36766">
            <text:p>-7.3676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ソニー】　　はいありがとうございます撮影モードというのは様々なシーンできれいに取れる機能でございます。例えば、ビーチや雪でも取れることがございます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26]-0.72" office:value-type="float" office:value="-1.256">
            <text:p>-1.256</text:p>
          </table:table-cell>
          <table:table-cell table:formula="of:=[.K26]+0.97" office:value-type="float" office:value="1.779">
            <text:p>1.779</text:p>
          </table:table-cell>
          <table:table-cell table:formula="of:=[.L26]+0.105" office:value-type="float" office:value="-0.286">
            <text:p>-0.286</text:p>
          </table:table-cell>
          <table:table-cell table:formula="of:=[.M26]-0.205" office:value-type="float" office:value="-7.891">
            <text:p>-7.891</text:p>
          </table:table-cell>
          <table:table-cell table:number-columns-repeated="2" office:value-type="string">
            <text:p>NULL</text:p>
          </table:table-cell>
          <table:table-cell table:formula="of:=[.P26]-0.333" office:value-type="float" office:value="-1.842">
            <text:p>-1.842</text:p>
          </table:table-cell>
          <table:table-cell table:formula="of:=[.Q26]+0.6333" office:value-type="float" office:value="3.4156">
            <text:p>3.4156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ニコン】　　このカメラは動く使いやすそうだね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table:formula="of:=[.L27]+0.105" office:value-type="float" office:value="-0.181">
            <text:p>-0.181</text:p>
          </table:table-cell>
          <table:table-cell table:formula="of:=[.M27]-0.205" office:value-type="float" office:value="-8.096">
            <text:p>-8.096</text:p>
          </table:table-cell>
          <table:table-cell table:number-columns-repeated="2" office:value-type="string">
            <text:p>NULL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ソニー】　　お値段はいくらですか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office:value-type="float" office:value="-0.076">
            <text:p>-0.076</text:p>
          </table:table-cell>
          <table:table-cell office:value-type="float" office:value="-8.301">
            <text:p>-8.301</text:p>
          </table:table-cell>
          <table:table-cell office:value-type="float" office:value="-0.526">
            <text:p>-0.526</text:p>
          </table:table-cell>
          <table:table-cell office:value-type="float" office:value="-8.951">
            <text:p>-8.951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ソニー】　　ありがとうございますこちらは５５０００円でございます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office:value-type="float" office:value="-0.076">
            <text:p>-0.076</text:p>
          </table:table-cell>
          <table:table-cell office:value-type="float" office:value="-8.301">
            <text:p>-8.301</text:p>
          </table:table-cell>
          <table:table-cell office:value-type="float" office:value="-0.25">
            <text:p>-0.25</text:p>
          </table:table-cell>
          <table:table-cell office:value-type="float" office:value="-8.5">
            <text:p>-8.5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ソニー】　　わあ、高いね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office:value-type="float" office:value="-0.076">
            <text:p>-0.076</text:p>
          </table:table-cell>
          <table:table-cell office:value-type="float" office:value="-8.301">
            <text:p>-8.301</text:p>
          </table:table-cell>
          <table:table-cell office:value-type="float" office:value="-0.026">
            <text:p>-0.026</text:p>
          </table:table-cell>
          <table:table-cell office:value-type="float" office:value="-8.301">
            <text:p>-8.301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ソニー】　　うん、いろんな機能がついているので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office:value-type="float" office:value="-0.076">
            <text:p>-0.076</text:p>
          </table:table-cell>
          <table:table-cell office:value-type="float" office:value="-8.301">
            <text:p>-8.301</text:p>
          </table:table-cell>
          <table:table-cell office:value-type="float" office:value="-0.026">
            <text:p>-0.026</text:p>
          </table:table-cell>
          <table:table-cell office:value-type="float" office:value="-8.301">
            <text:p>-8.301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6/23/2019</text:date>, <text:time>16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6-23T16:54:01.23</dc:date>
    <meta:editing-duration>PT4H8M26S</meta:editing-duration>
    <meta:editing-cycles>19</meta:editing-cycles>
    <meta:document-statistic meta:table-count="1" meta:cell-count="655" meta:object-count="0"/>
  </office:meta>
</office:document-meta>
</file>